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 fo:background-color="#ffffff">
        <style:background-image/>
      </style:paragraph-properties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ff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#ffffff"/>
    </style:style>
    <style:style style:name="T4" style:family="text">
      <style:text-properties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peamento das entidades</text:p>
      <text:p text:style-name="P1"/>
      <text:p text:style-name="P2"/>
      <text:p text:style-name="P4"><text:span text:style-name="Fonte_20_parág._20_padrão"><text:span text:style-name="T2">Pessoa </text:span></text:span><text:span text:style-name="Fonte_20_parág._20_padrão"><text:span text:style-name="T4">(</text:span></text:span><text:span text:style-name="Fonte_20_parág._20_padrão"><text:span text:style-name="T3">CPF</text:span></text:span><text:span text:style-name="Fonte_20_parág._20_padrão"><text:span text:style-name="T4">, E-mail, RG, DataNascimento, Nome, Rua, Bairro, Cidade);</text:span></text:span></text:p>
      <text:p text:style-name="P4"><text:span text:style-name="Fonte_20_parág._20_padrão"><text:span text:style-name="T2">Cliente</text:span></text:span><text:span text:style-name="Fonte_20_parág._20_padrão"><text:span text:style-name="T4"> (</text:span></text:span><text:span text:style-name="Fonte_20_parág._20_padrão"><text:span text:style-name="T3">CPF</text:span></text:span><text:span text:style-name="Fonte_20_parág._20_padrão"><text:span text:style-name="T4">)</text:span></text:span></text:p>
      <text:p text:style-name="P4"><text:span text:style-name="Fonte_20_parág._20_padrão"><text:span text:style-name="T2">Funcionário</text:span></text:span><text:span text:style-name="Fonte_20_parág._20_padrão"><text:span text:style-name="T4"> (</text:span></text:span><text:span text:style-name="Fonte_20_parág._20_padrão"><text:span text:style-name="T3">CPF</text:span></text:span><text:span text:style-name="Fonte_20_parág._20_padrão"><text:span text:style-name="T4">, Salário, Cargo, Matrícula</text:span></text:span><text:span text:style-name="Fonte_20_parág._20_padrão"><text:span text:style-name="T3">,</text:span></text:span><text:span text:style-name="Fonte_20_parág._20_padrão"><text:span text:style-name="T4"> CodDepartameto)</text:span></text:span></text:p>
      <text:p text:style-name="P4"><text:span text:style-name="Fonte_20_parág._20_padrão"><text:span text:style-name="T2">PessoaTelefone </text:span></text:span><text:span text:style-name="Fonte_20_parág._20_padrão"><text:span text:style-name="T4">(</text:span></text:span><text:span text:style-name="Fonte_20_parág._20_padrão"><text:span text:style-name="T3">CPF</text:span></text:span><text:span text:style-name="Fonte_20_parág._20_padrão"><text:span text:style-name="T4">, </text:span></text:span><text:span text:style-name="Fonte_20_parág._20_padrão"><text:span text:style-name="T3">Telefone</text:span></text:span><text:span text:style-name="Fonte_20_parág._20_padrão"><text:span text:style-name="T4">)</text:span></text:span></text:p>
      <text:p text:style-name="P4"><text:span text:style-name="Fonte_20_parág._20_padrão"><text:span text:style-name="T2">Ponto </text:span></text:span><text:span text:style-name="Fonte_20_parág._20_padrão"><text:span text:style-name="T4">(</text:span></text:span><text:span text:style-name="Fonte_20_parág._20_padrão"><text:span text:style-name="T3">Código</text:span></text:span><text:span text:style-name="Fonte_20_parág._20_padrão"><text:span text:style-name="T4">, Data, HoraSaida, HoraEntrada, CPFFuncionário)</text:span></text:span></text:p>
      <text:p text:style-name="P4"><text:span text:style-name="Fonte_20_parág._20_padrão"><text:span text:style-name="T2">Departamento</text:span></text:span><text:span text:style-name="Fonte_20_parág._20_padrão"><text:span text:style-name="T4"> (</text:span></text:span><text:span text:style-name="Fonte_20_parág._20_padrão"><text:span text:style-name="T3">Código</text:span></text:span><text:span text:style-name="Fonte_20_parág._20_padrão"><text:span text:style-name="T4">, Nome, CPFGerente)</text:span></text:span></text:p>
      <text:p text:style-name="P4"><text:span text:style-name="Fonte_20_parág._20_padrão"><text:span text:style-name="T2">Estoque</text:span></text:span><text:span text:style-name="Fonte_20_parág._20_padrão"><text:span text:style-name="T4"> (QuantTotal, </text:span></text:span><text:span text:style-name="Fonte_20_parág._20_padrão"><text:span text:style-name="T3">ID)</text:span></text:span></text:p>
      <text:p text:style-name="P1"><text:span text:style-name="Fonte_20_parág._20_padrão"><text:span text:style-name="T1">PecaAcessori</text:span></text:span><text:span text:style-name="Fonte_20_parág._20_padrão"><text:span text:style-name="T2">o</text:span></text:span><text:span text:style-name="T4"> (</text:span><text:span text:style-name="Fonte_20_parág._20_padrão"><text:span text:style-name="T4">IDEstoque</text:span></text:span><text:span text:style-name="T4">, NomeProduto, </text:span><text:span text:style-name="Fonte_20_parág._20_padrão"><text:span text:style-name="T3">Código</text:span></text:span><text:span text:style-name="T4">, Garantia, Valor, Ano/ano, ModeloVeiculo, NomeVeiculo)</text:span></text:p>
      <text:p text:style-name="P1"><text:span text:style-name="Fonte_20_parág._20_padrão"><text:span text:style-name="T2">FuncionarioEstoque</text:span></text:span><text:span text:style-name="T4"> (</text:span><text:span text:style-name="Fonte_20_parág._20_padrão"><text:span text:style-name="T3">CPF,</text:span></text:span><text:span text:style-name="T4"> </text:span><text:span text:style-name="Fonte_20_parág._20_padrão"><text:span text:style-name="T3">IDEstoque)</text:span></text:span></text:p>
      <text:p text:style-name="P1"><text:span text:style-name="Fonte_20_parág._20_padrão"><text:span text:style-name="T2">FuncionarioPecaAcessorio </text:span></text:span><text:span text:style-name="T4">(</text:span><text:span text:style-name="Fonte_20_parág._20_padrão"><text:span text:style-name="T3">CPFGerente</text:span></text:span><text:span text:style-name="T4">, </text:span><text:span text:style-name="Fonte_20_parág._20_padrão"><text:span text:style-name="T3">CPFFuncionario</text:span></text:span><text:span text:style-name="T4">, </text:span><text:span text:style-name="Fonte_20_parág._20_padrão"><text:span text:style-name="T3">CodPeca</text:span></text:span><text:span text:style-name="T4">, Data)</text:span></text:p>
      <text:p text:style-name="P1"><text:span text:style-name="Fonte_20_parág._20_padrão"><text:span text:style-name="T2">Pedido</text:span></text:span><text:span text:style-name="T4"> (</text:span><text:span text:style-name="Fonte_20_parág._20_padrão"><text:span text:style-name="T3">ID</text:span></text:span><text:span text:style-name="T4">, Quantidade, Data)</text:span></text:p>
      <text:p text:style-name="P1"><text:span text:style-name="Fonte_20_parág._20_padrão"><text:span text:style-name="T2">PedidoPecaAcessorio</text:span></text:span><text:span text:style-name="T4"> (</text:span><text:span text:style-name="Fonte_20_parág._20_padrão"><text:span text:style-name="T3">IDPedido</text:span></text:span><text:span text:style-name="T4">, </text:span><text:span text:style-name="Fonte_20_parág._20_padrão"><text:span text:style-name="T3">CodPeca</text:span></text:span><text:span text:style-name="T4">)</text:span></text:p>
      <text:p text:style-name="P1"><text:span text:style-name="Fonte_20_parág._20_padrão"><text:span text:style-name="T2">FuncionarioPedido</text:span></text:span><text:span text:style-name="T4"> (</text:span><text:span text:style-name="Fonte_20_parág._20_padrão"><text:span text:style-name="T3">CPFGerente</text:span></text:span><text:span text:style-name="T4">, </text:span><text:span text:style-name="Fonte_20_parág._20_padrão"><text:span text:style-name="T3">IDPedido)</text:span></text:span></text:p>
      <text:p text:style-name="P1"><text:span text:style-name="Fonte_20_parág._20_padrão"><text:span text:style-name="T2">Fornecedor</text:span></text:span><text:span text:style-name="T4"> ( NomeEmpresa, Código, </text:span><text:span text:style-name="Fonte_20_parág._20_padrão"><text:span text:style-name="T3">CNPJ</text:span></text:span><text:span text:style-name="T4">, Endereco</text:span></text:p>
      <text:p text:style-name="P1"><text:span text:style-name="Fonte_20_parág._20_padrão"><text:span text:style-name="T2">PedidoFornecedor</text:span></text:span><text:span text:style-name="T4"> (</text:span><text:span text:style-name="Fonte_20_parág._20_padrão"><text:span text:style-name="T3">CNPJ</text:span></text:span><text:span text:style-name="T4">, </text:span><text:span text:style-name="Fonte_20_parág._20_padrão"><text:span text:style-name="T3">IDPedido)</text:span></text:span></text:p>
      <text:p text:style-name="P1"><text:span text:style-name="Fonte_20_parág._20_padrão"><text:span text:style-name="T2">FornecedorTelofone</text:span></text:span><text:span text:style-name="T4"> (</text:span><text:span text:style-name="Fonte_20_parág._20_padrão"><text:span text:style-name="T3">CNPJ</text:span></text:span><text:span text:style-name="T4">, </text:span><text:span text:style-name="Fonte_20_parág._20_padrão"><text:span text:style-name="T3">Telefone)</text:span></text:span></text:p>
      <text:p text:style-name="P1"><text:span text:style-name="Fonte_20_parág._20_padrão"><text:span text:style-name="T2">FornecedorPecaAcessorio</text:span></text:span><text:span text:style-name="T4"> (CNPJ, CodPeca)</text:span></text:p>
      <text:p text:style-name="P1"><text:span text:style-name="Fonte_20_parág._20_padrão"><text:span text:style-name="T2">Agendamento </text:span></text:span><text:span text:style-name="T4">(</text:span><text:span text:style-name="Fonte_20_parág._20_padrão"><text:span text:style-name="T3">ID</text:span></text:span><text:span text:style-name="T4">, Hora, Data)</text:span></text:p>
      <text:p text:style-name="P1"><text:span text:style-name="Fonte_20_parág._20_padrão"><text:span text:style-name="T2">AgendaPecaAcessorio</text:span></text:span><text:span text:style-name="T4"> (</text:span><text:span text:style-name="Fonte_20_parág._20_padrão"><text:span text:style-name="T3">IDAgenda</text:span></text:span><text:span text:style-name="T4">, </text:span><text:span text:style-name="Fonte_20_parág._20_padrão"><text:span text:style-name="T3">CodPeca</text:span></text:span><text:span text:style-name="T4">)</text:span></text:p>
      <text:p text:style-name="P1"><text:span text:style-name="Fonte_20_parág._20_padrão"><text:span text:style-name="T2">FuncionarioAgenda</text:span></text:span><text:span text:style-name="T4"> (CPF</text:span><text:span text:style-name="Fonte_20_parág._20_padrão"><text:span text:style-name="T3">Funcionario</text:span></text:span><text:span text:style-name="T4">, </text:span><text:span text:style-name="Fonte_20_parág._20_padrão"><text:span text:style-name="T3">IDAgenda</text:span></text:span><text:span text:style-name="T4">, Disponibilidade)</text:span></text:p>
      <text:p text:style-name="P1"><text:span text:style-name="Fonte_20_parág._20_padrão"><text:span text:style-name="T2">ClienteAgenda</text:span></text:span><text:span text:style-name="T4"> (CPFCliente, IDAgenda, Data, Hora)</text:span></text:p>
      <text:p text:style-name="P1"><text:span text:style-name="Fonte_20_parág._20_padrão"><text:span text:style-name="T2">Pagamento</text:span></text:span><text:span text:style-name="T4"> (ID, Data, Hora)</text:span></text:p>
      <text:p text:style-name="P1"><text:span text:style-name="Fonte_20_parág._20_padrão"><text:span text:style-name="T2">VendaCartao</text:span></text:span><text:span text:style-name="T4"> (</text:span><text:span text:style-name="Fonte_20_parág._20_padrão"><text:span text:style-name="T3">IDPagamento</text:span></text:span><text:span text:style-name="T4">, NumParcelas, </text:span><text:span text:style-name="Fonte_20_parág._20_padrão"><text:span text:style-name="T4">NumCartao, Valor</text:span></text:span><text:span text:style-name="T4">)</text:span></text:p>
      <text:p text:style-name="P1"><text:span text:style-name="Fonte_20_parág._20_padrão"><text:span text:style-name="T2">Cartao</text:span></text:span><text:span text:style-name="T4"> (</text:span><text:span text:style-name="Fonte_20_parág._20_padrão"><text:span text:style-name="T3">Numero</text:span></text:span><text:span text:style-name="T4">, Bandeira, Titular)</text:span></text:p>
      <text:p text:style-name="P1"><text:span text:style-name="Fonte_20_parág._20_padrão"><text:span text:style-name="T2">VendaCheque</text:span></text:span><text:span text:style-name="T4"> (</text:span><text:span text:style-name="Fonte_20_parág._20_padrão"><text:span text:style-name="T3">IDPagamento</text:span></text:span><text:span text:style-name="T4">, Titular, Numero, Data, Banco, Valor)</text:span></text:p>
      <text:p text:style-name="P1"><text:span text:style-name="Fonte_20_parág._20_padrão"><text:span text:style-name="T2">ClientePagamento</text:span></text:span><text:span text:style-name="T4"> (</text:span><text:span text:style-name="Fonte_20_parág._20_padrão"><text:span text:style-name="T3">CPFCliente</text:span></text:span><text:span text:style-name="T4">, </text:span><text:span text:style-name="Fonte_20_parág._20_padrão"><text:span text:style-name="T3">IDPagamento</text:span></text:span><text:span text:style-name="T4">)</text:span></text:p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Luan lb</meta:initial-creator>
    <dc:creator>Luan lb</dc:creator>
    <meta:creation-date>2018-02-21T09:47:00Z</meta:creation-date>
    <dc:date>2018-03-22T14:43:57.31</dc:date>
    <meta:editing-cycles>4</meta:editing-cycles>
    <meta:editing-duration>PT3H54M57S</meta:editing-duration>
    <meta:document-statistic meta:table-count="0" meta:image-count="0" meta:object-count="0" meta:page-count="1" meta:paragraph-count="27" meta:word-count="117" meta:character-count="1180"/>
    <meta:template xlink:type="simple" xlink:actuate="onRequest" xlink:title="" xlink:href="Normal"/>
  </office:meta>
</office:document-meta>
</file>